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096319539329818487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927248608336195922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8/2017 <text:span text:style-name="T1">4 miles</text:span></text:p>
      <text:p text:style-name="P18">I ran 4 miles mainly on a hilly course in 38:40 or 9:40/mile. <text:s/>At the beginning of the 2<text:span text:style-name="T3">nd</text:span> mile and again at the end of the 3<text:span text:style-name="T3">rd</text:span> mile I ran 200 meters on level ground. <text:s/>Times for the 200 meter runs: 59 s and 56 s. I felt better than I did yesterday.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9T13:40:47.75</dc:date>
    <dc:creator>James Lombardi</dc:creator>
    <meta:editing-duration>PT22H23M24S</meta:editing-duration>
    <meta:editing-cycles>140</meta:editing-cycles>
    <meta:generator>OpenOffice/4.1.2$Win32 OpenOffice.org_project/412m3$Build-9782</meta:generator>
    <meta:document-statistic meta:table-count="0" meta:image-count="0" meta:object-count="0" meta:page-count="11" meta:paragraph-count="194" meta:word-count="3664" meta:character-count="18490"/>
  </office:meta>
</office:document-meta>
</file>